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0ac" officeooo:paragraph-rsid="001420ac"/>
    </style:style>
    <style:style style:name="P2" style:family="paragraph" style:parent-style-name="Standard">
      <style:text-properties officeooo:rsid="001420ac" officeooo:paragraph-rsid="00159a2b"/>
    </style:style>
    <style:style style:name="T1" style:family="text">
      <style:text-properties officeooo:rsid="00159a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所为研究方法必须充分的战友材料，对其各种发展形式进行仔细分析，寻求它们的内在联系。而只有做到了这些，叙述活动才能够被很好地进行。</text:p>
      <text:p text:style-name="P2"><text:tab/>对象的结构是直接涉及政治经济学对象本身的问题，是对对象结构的理解程度是经济思想发展的基础。它是政治经济学对象本身的结构，是“潜在的”。思想的结构是指经济范畴、经济概念和经济运动过程的内在联系和内部组织。它是层面含义的结构，是思维对经济运动和经济过程本身的内在过程和必然联系的把握，是“流动的”。而外在的结构指的是著作的编排顺序的结构，这是外在的，“形式化的”结构。对象的结构在思维中反映为思维的结构，思维的结构进行加工论述为形式的结构，这点正是马克思对自己的著作最骄傲的一点。正如其本人所言：著作细节上的缺点是难以避免的，但整个内部的联系，即著作的结构，是整个德国科学的辉煌成就，是全民族的功绩。</text:p>
      <text:p text:style-name="P2"><text:tab/>对人类生活形式的思考，分析，总是采取同事及发展相反的道路。这种思考是事后开始的，也就是从发展过程完成之后开始的。而为了达到研究的成功有效，总是要经历许多曲折，才能达到真正的出发点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0:20:50.808804173</meta:creation-date>
    <dc:date>2016-10-13T21:09:35.849907162</dc:date>
    <meta:editing-duration>PT5M54S</meta:editing-duration>
    <meta:editing-cycles>1</meta:editing-cycles>
    <meta:document-statistic meta:table-count="0" meta:image-count="0" meta:object-count="0" meta:page-count="1" meta:paragraph-count="3" meta:word-count="452" meta:character-count="455" meta:non-whitespace-character-count="452"/>
    <meta:generator>LibreOffice/5.1.4.2$Linux_X86_64 LibreOffice_project/10m0$Build-2</meta:generator>
  </office:meta>
</office:document-meta>
</file>